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8pt" style:font-size-asian="18pt" style:font-size-complex="18pt"/>
    </style:style>
    <style:style style:name="P3" style:family="paragraph" style:parent-style-name="Standard">
      <style:paragraph-properties fo:margin-top="0in" fo:margin-bottom="0in" loext:contextual-spacing="false"/>
      <style:text-properties fo:font-size="10pt" style:font-size-asian="10pt" style:font-size-complex="10pt"/>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paragraph-properties fo:margin-left="0in" fo:margin-right="0in" fo:margin-top="0in" fo:margin-bottom="0in" loext:contextual-spacing="false" fo:text-indent="0in" style:auto-text-indent="false"/>
      <style:text-properties fo:font-size="10pt" style:font-size-asian="10pt" style:font-size-complex="10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0pt" style:font-size-asian="10pt" style:font-size-complex="10pt"/>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fo:font-size="10pt" style:text-underline-style="none"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Gestionar puntuación (ELO) jugadores de ajedrez</text:span></text:p>
      <text:p text:style-name="P2"/>
      <text:p text:style-name="P1"><text:span text:style-name="T2">Introducción: </text:span></text:p>
      <text:p text:style-name="P1"><text:span text:style-name="T2"><text:s text:c="3"/>1.</text:span><text:span text:style-name="T3">Caso de uso del sistema</text:span></text:p>
      <text:p text:style-name="P1"><text:span text:style-name="T2"><text:s text:c="7"/></text:span><text:span text:style-name="T4">Un club de ajedrez tiene un listado (fichero excel, el cual se pasará a svc) <text:s/>con las puntuaciones de los niños de sus escuelas <text:s/>municipales y cuando organiza torneos, el programa que usa le genera otro fichero excel con las modificaciones de los jugadores que participaron. El club quiere que se actualice el listado automáticamente tras cada torneo, para al cabo de un mes, publicar el nuevo listado. En la página web, cada jugador podrá ver su elo actual.</text:span></text:p>
      <text:p text:style-name="P3"/>
      <text:p text:style-name="P1"><text:span text:style-name="T2">2.</text:span><text:span text:style-name="T3">Requisitos funcionales</text:span><text:span text:style-name="T5"> </text:span></text:p>
      <text:list xml:id="list522507527" text:style-name="WWNum1">
        <text:list-item>
          <text:p text:style-name="P5"><text:span text:style-name="T4">Acceso con login: Los usuarios que se registren, dependiendo de su puntuación actual, recibirán una serie de consejos para poder mejorar (por ejemplo, libros a estudiar). Los jugadores registrados deberán rellenar un formulario con su nombre, apellidos y colegio. Tras esto, les aparecerá un mensaje de guardar registro. Al ser usuarios, podrán meterse en el listado, actualizar sus datos o eliminarse del listado, en caso de no querer participar en más torneos.</text:span></text:p>
        </text:list-item>
      </text:list>
      <text:p text:style-name="P6"/>
      <text:list xml:id="list105723943076452" text:continue-numbering="true" text:style-name="WWNum1">
        <text:list-item>
          <text:p text:style-name="P5"><text:span text:style-name="T4">Todos los usuarios podrán buscarse por nombre y apellidos para saber su puntuación actual.</text:span></text:p>
        </text:list-item>
      </text:list>
      <text:p text:style-name="P1"><text:span text:style-name="T4"><text:s text:c="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181" meta:character-count="1138" meta:non-whitespace-character-count="947"/>
    <meta:generator>LibreOfficeDev/6.0.5.2$Linux_X86_64 LibreOffice_project/</meta:generator>
  </office:meta>
</office:document-meta>
</file>